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2000002D9B30AEC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0.434cm" svg:height="4.093cm" svg:x="2cm" svg:y="5.007cm">
          <draw:image xlink:href="Pictures/1000020100000742000002D9B30AECD2.png" xlink:type="simple" xlink:show="embed" xlink:actuate="onLoad">
            <text:p/>
          </draw:image>
        </draw:frame>
        <draw:custom-shape draw:style-name="gr2" draw:text-style-name="P1" draw:layer="layout" svg:width="14.5cm" svg:height="9.5cm" svg:x="1.1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3:31:55.200414467</meta:creation-date>
    <meta:print-date>2016-11-27T13:40:34.548260301</meta:print-date>
    <dc:date>2016-11-27T13:47:11.347720074</dc:date>
    <meta:editing-duration>PT6S</meta:editing-duration>
    <meta:editing-cycles>1</meta:editing-cycles>
    <meta:document-statistic meta:object-count="2"/>
    <meta:generator>LibreOffice/4.2.8.2$Linux_X86_64 LibreOffice_project/420m0$Build-2</meta:generator>
  </office:meta>
</office:document-meta>
</file>